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cb7" officeooo:paragraph-rsid="000cdcb7"/>
    </style:style>
    <style:style style:name="P2" style:family="paragraph" style:parent-style-name="Standard">
      <style:text-properties officeooo:rsid="000cdcb7" officeooo:paragraph-rsid="000cdcb7"/>
    </style:style>
    <style:style style:name="P3" style:family="paragraph" style:parent-style-name="Standard">
      <style:text-properties officeooo:rsid="00100be5" officeooo:paragraph-rsid="00100b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how to use the spotify API.</text:p>
      <text:p text:style-name="P1">Merge Data sets using track_id field, and get relevant information.</text:p>
      <text:p text:style-name="P1"><text:tab/>- Learn how to make a .csv file in python, how to read and write data to it.</text:p>
      <text:p text:style-name="P1"><text:tab/>- Write a script to take in data from the Spotify API.</text:p>
      <text:p text:style-name="P1"><text:tab/>- </text:p>
      <text:p text:style-name="P1"/>
      <text:p text:style-name="P3">So I’ve found a script to get audio features from Spotify using their python API, all I gotta do now is find a way to scrape that data into my file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6:38:31.716820052</meta:creation-date>
    <meta:editing-duration>PT1M12S</meta:editing-duration>
    <meta:editing-cycles>3</meta:editing-cycles>
    <meta:generator>LibreOffice/6.1.5.2$Linux_X86_64 LibreOffice_project/10$Build-2</meta:generator>
    <dc:date>2019-03-15T12:14:10.229619347</dc:date>
    <meta:document-statistic meta:table-count="0" meta:image-count="0" meta:object-count="0" meta:page-count="1" meta:paragraph-count="7" meta:word-count="79" meta:character-count="384" meta:non-whitespace-character-count="306"/>
  </office:meta>
</office:document-meta>
</file>